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ad12f" officeooo:paragraph-rsid="001ad12f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dafd8" officeooo:paragraph-rsid="001dafd8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ad12f" officeooo:paragraph-rsid="001ad12f" style:font-style-asian="normal" style:font-style-complex="normal"/>
    </style:style>
    <style:style style:name="T1" style:family="text">
      <style:text-properties officeooo:rsid="00187c28"/>
    </style:style>
    <style:style style:name="T2" style:family="text">
      <style:text-properties fo:font-style="italic" officeooo:rsid="00187c28" style:font-style-asian="italic" style:font-style-complex="italic"/>
    </style:style>
    <style:style style:name="T3" style:family="text">
      <style:text-properties fo:font-style="italic" officeooo:rsid="001ad12f" style:font-style-asian="italic" style:font-style-complex="italic"/>
    </style:style>
    <style:style style:name="T4" style:family="text">
      <style:text-properties fo:font-style="italic" officeooo:rsid="001dafd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7c28" style:font-style-asian="normal" style:font-style-complex="normal"/>
    </style:style>
    <style:style style:name="T7" style:family="text">
      <style:text-properties fo:font-style="normal" officeooo:rsid="00192c9b" style:font-style-asian="normal" style:font-style-complex="normal"/>
    </style:style>
    <style:style style:name="T8" style:family="text">
      <style:text-properties fo:font-style="normal" officeooo:rsid="001a05dc" style:font-style-asian="normal" style:font-style-complex="normal"/>
    </style:style>
    <style:style style:name="T9" style:family="text">
      <style:text-properties fo:font-style="normal" officeooo:rsid="001ad12f" style:font-style-asian="normal" style:font-style-complex="normal"/>
    </style:style>
    <style:style style:name="T10" style:family="text">
      <style:text-properties fo:font-style="normal" officeooo:rsid="001edeb8" style:font-style-asian="normal" style:font-style-complex="normal"/>
    </style:style>
    <style:style style:name="T11" style:family="text">
      <style:text-properties fo:font-style="normal" officeooo:rsid="0020805a" style:font-style-asian="normal" style:font-style-complex="normal"/>
    </style:style>
    <style:style style:name="T12" style:family="text">
      <style:text-properties fo:font-style="normal" officeooo:rsid="0020b9ef" style:font-style-asian="normal" style:font-style-complex="normal"/>
    </style:style>
    <style:style style:name="T13" style:family="text">
      <style:text-properties fo:font-style="normal" officeooo:rsid="00220ca5" style:font-style-asian="normal" style:font-style-complex="normal"/>
    </style:style>
    <style:style style:name="T14" style:family="text">
      <style:text-properties officeooo:rsid="001c9fe5"/>
    </style:style>
    <style:style style:name="T15" style:family="text">
      <style:text-properties officeooo:rsid="001dafd8"/>
    </style:style>
    <style:style style:name="T16" style:family="text">
      <style:text-properties officeooo:rsid="001edeb8"/>
    </style:style>
    <style:style style:name="T17" style:family="text">
      <style:text-properties officeooo:rsid="0020805a"/>
    </style:style>
    <style:style style:name="T18" style:family="text">
      <style:text-properties officeooo:rsid="00220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 implementação do algoritmo foi feita em C++, devido às facilidades providas pela STL. Inicialmente devem ser providos dois parâmetros: O número de vértices (V) e o número de arestas (E) no grafo. Em seguida, cada aresta deve ser descrita em uma linha separada contendo três parâmetros: </text:span><text:span text:style-name="T2">origem</text:span><text:span text:style-name="T6">, </text:span><text:span text:style-name="T2">destino</text:span><text:span text:style-name="T6"> e </text:span><text:span text:style-name="T2">custo</text:span><text:span text:style-name="T6">, nesta ordem. </text:span><text:span text:style-name="T9">Tanto </text:span><text:span text:style-name="T3">origem </text:span><text:span text:style-name="T9">como </text:span><text:span text:style-name="T3">destino </text:span><text:span text:style-name="T9">devem ser representados como números de 1 a V. </text:span><text:span text:style-name="T7">Em seguida, deve ser declarado o número de consultas a serem feitas, </text:span><text:span text:style-name="T3">K</text:span><text:span text:style-name="T8">. </text:span><text:span text:style-name="T9">Cada consulta deve descrever </text:span><text:span text:style-name="T3">origem </text:span><text:span text:style-name="T9">e </text:span><text:span text:style-name="T3">destino</text:span><text:span text:style-name="T9">. Um template de entrada é descrito abaixo:</text:span></text:p>
      <text:p text:style-name="P2"/>
      <text:p text:style-name="P3">V E</text:p>
      <text:p text:style-name="P3">origem1 destino1 <text:span text:style-name="T14">custo1</text:span></text:p>
      <text:p text:style-name="P3">origem2 destino2 <text:span text:style-name="T14">custo2</text:span></text:p>
      <text:p text:style-name="P3">.</text:p>
      <text:p text:style-name="P3">.</text:p>
      <text:p text:style-name="P3">.</text:p>
      <text:p text:style-name="P3">origemE destinoE <text:span text:style-name="T14">custoE</text:span></text:p>
      <text:p text:style-name="P3">K</text:p>
      <text:p text:style-name="P3">origem1 destino1</text:p>
      <text:p text:style-name="P3">origem2 destino2</text:p>
      <text:p text:style-name="P3">.</text:p>
      <text:p text:style-name="P3">.</text:p>
      <text:p text:style-name="P3">.</text:p>
      <text:p text:style-name="P3">origemK destinoK</text:p>
      <text:p text:style-name="P3"/>
      <text:p text:style-name="P5"><text:tab/><text:span text:style-name="T15">Duas implementações são fornecidas neste repositório. A primeira irá retornar, para cada consulta, o menor </text:span><text:span text:style-name="T4">custo</text:span><text:span text:style-name="T15"> para chegar a </text:span><text:span text:style-name="T4">destino</text:span><text:span text:style-name="T15"> a partir de </text:span><text:span text:style-name="T4">origem</text:span><text:span text:style-name="T15">. A segunda, por sua vez, irá retornar um </text:span><text:span text:style-name="T4">caminho ótimo</text:span><text:span text:style-name="T15"> para chegar de </text:span><text:span text:style-name="T4">destino</text:span><text:span text:style-name="T15"> a partir de </text:span><text:span text:style-name="T4">origem</text:span><text:span text:style-name="T15">, segundo o template:</text:span></text:p>
      <text:p text:style-name="P5"/>
      <text:p text:style-name="P4">destino ← pai(destino) ← pai(pai(destino)) ← … ← origem</text:p>
      <text:p text:style-name="P4"><text:tab/></text:p>
      <text:p text:style-name="P4"><text:tab/><text:span text:style-name="T5">Onde </text:span>pai(n) <text:span text:style-name="T5">é o nó imediatamente anterior a </text:span>n<text:span text:style-name="T5"> no caminho que inicia em </text:span>origem<text:span text:style-name="T5"> e termina em </text:span>destino<text:span text:style-name="T5">.</text:span></text:p>
      <text:p text:style-name="P4"/>
      <text:p text:style-name="P4"><text:span text:style-name="T5"><text:tab/></text:span><text:span text:style-name="T10">Nestas implementações, utilizamos um </text:span><text:span text:style-name="T16">set</text:span><text:span text:style-name="T10"> como estrutura de dados auxiliar para armazenar o nosso caminho ótimo. Um </text:span><text:span text:style-name="T16">set</text:span><text:span text:style-name="T10"> possui inserção, remoção e busca, todos em </text:span><text:span text:style-name="T16">O(log(N)),</text:span><text:span text:style-name="T10"> onde </text:span><text:span text:style-name="T16">N</text:span><text:span text:style-name="T10"> é o tamanho do </text:span><text:span text:style-name="T16">set</text:span><text:span text:style-name="T10">. Buscar o maior/menor elemento pode ser feito em </text:span><text:span text:style-name="T16">O(1)</text:span><text:span text:style-name="T10"> </text:span><text:span text:style-name="T11">utilizando o operador </text:span><text:span text:style-name="T17">.begin()</text:span><text:span text:style-name="T11">. </text:span><text:span text:style-name="T12">Dessa forma, podemos encontrar o melhor elemento atual em tempo constante, e inserir novos elementos em tempo logarítmico. </text:span></text:p>
      <text:p text:style-name="P4"><text:span text:style-name="T12"><text:tab/></text:span><text:span text:style-name="T13">Para atualizar o valor de </text:span><text:span text:style-name="T18">dist[n]</text:span><text:span text:style-name="T13"> com um novo valor ótimo, simplesmente removemos o valor ótimo anterior e inserimos o novo valor ótimo em nosso </text:span><text:span text:style-name="T18">set</text:span><text:span text:style-name="T13">. O número de elementos no nosso </text:span><text:span text:style-name="T18">set</text:span><text:span text:style-name="T13"> nunca será maior que </text:span><text:span text:style-name="T18">V</text:span><text:span text:style-name="T13">, ou seja, nossa complexidade de inserção/remoção passa a ser </text:span><text:span text:style-name="T18">O(log(V))</text:span><text:span text:style-name="T13">, e no pior caso teremos que inserir todas as arestas no nosso </text:span><text:span text:style-name="T18">set</text:span><text:span text:style-name="T13"> para encontrar a melhor (Deletando algumas no processo). Além disso, em cada iteração do </text:span><text:span text:style-name="T18">while</text:span><text:span text:style-name="T13">, executamos um </text:span><text:span text:style-name="T18">loop</text:span><text:span text:style-name="T13"> de 0 a </text:span><text:span text:style-name="T18">n-1</text:span><text:span text:style-name="T13">. Este while é executado no máximo </text:span><text:span text:style-name="T18">n</text:span><text:span text:style-name="T13"> vezes, pois após </text:span><text:span text:style-name="T18">n </text:span><text:span text:style-name="T13">iterações a fila estará vazia (Todos os caminhos ótimos já foram encontrados).</text:span></text:p>
      <text:p text:style-name="P4"><text:span text:style-name="T13"><text:tab/>Nossa complexidade passa a ser </text:span><text:span text:style-name="T18">O(V² + E*log(V)).</text:span><text:span text:style-name="T13"> No pior caso, temos que </text:span><text:span text:style-name="T18">E</text:span><text:span text:style-name="T13"> = </text:span><text:span text:style-name="T18">V² – 1</text:span><text:span text:style-name="T13">, quando nossa complexidade pode ser escrita como </text:span><text:span text:style-name="T18">O(E + E*log(V)) = O(E*log(V)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8:11:20.489000000</meta:creation-date>
    <meta:generator>LibreOffice/4.3.1.2$Windows_x86 LibreOffice_project/958349dc3b25111dbca392fbc281a05559ef6848</meta:generator>
    <dc:date>2018-06-05T17:22:06.347000000</dc:date>
    <meta:editing-duration>PT34M58S</meta:editing-duration>
    <meta:editing-cycles>11</meta:editing-cycles>
    <meta:document-statistic meta:table-count="0" meta:image-count="0" meta:object-count="0" meta:page-count="1" meta:paragraph-count="22" meta:word-count="391" meta:character-count="2293" meta:non-whitespace-character-count="1916"/>
  </office:meta>
</office:document-meta>
</file>